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12" svg:font-family="12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12" fo:font-size="12pt" fo:font-weight="bold" officeooo:rsid="001627e9" officeooo:paragraph-rsid="001627e9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12" fo:font-size="12pt" fo:font-weight="bold" officeooo:rsid="00133752" officeooo:paragraph-rsid="0013375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12" fo:font-size="12pt" fo:font-weight="bold" officeooo:rsid="00133752" officeooo:paragraph-rsid="0017941a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12" fo:font-size="12pt" fo:font-weight="normal" officeooo:rsid="0017941a" officeooo:paragraph-rsid="0017941a" style:font-size-asian="12pt" style:font-weight-asian="normal" style:font-size-complex="12pt" style:font-weight-complex="normal"/>
    </style:style>
    <style:style style:name="T1" style:family="text">
      <style:text-properties officeooo:rsid="0017941a"/>
    </style:style>
    <style:style style:name="T2" style:family="text">
      <style:text-properties fo:font-variant="normal" fo:text-transform="none" fo:font-size="7.5pt" fo:letter-spacing="normal" fo:font-style="normal"/>
    </style:style>
    <style:style style:name="T3" style:family="text">
      <style:text-properties fo:font-variant="normal" fo:text-transform="none" fo:font-size="7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font-size="7.5pt" fo:letter-spacing="normal" fo:font-style="normal" fo:font-weight="normal" officeooo:rsid="0017941a" style:font-weight-asian="normal" style:font-weight-complex="normal"/>
    </style:style>
    <style:style style:name="T5" style:family="text">
      <style:text-properties fo:font-variant="normal" fo:text-transform="none" fo:font-size="7.5pt" fo:letter-spacing="normal" fo:font-style="normal" officeooo:rsid="0017941a"/>
    </style:style>
    <style:style style:name="T6" style:family="text">
      <style:text-properties fo:font-variant="normal" fo:text-transform="none" fo:letter-spacing="normal" fo:font-style="normal" fo:font-weight="normal" officeooo:rsid="0017941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ção</text:p>
      <text:p text:style-name="P1"/>
      <text:p text:style-name="P3"><text:span text:style-name="T1">2. </text:span>Trabalhos Relacionados</text:p>
      <text:p text:style-name="P3"/>
      <text:p text:style-name="P3"><text:span text:style-name="T1">2.1 </text:span>Hedera: dynamic flow scheduling for data center network</text:p>
      <text:p text:style-name="P4"/>
      <text:p text:style-name="P4">Problema</text:p>
      <text:p text:style-name="P4">Objetivo</text:p>
      <text:p text:style-name="P4">Metodologia</text:p>
      <text:p text:style-name="P4">Resultados</text:p>
      <text:p text:style-name="P4">O que é semelhante? O que é diferente?</text:p>
      <text:p text:style-name="P2"><text:span text:style-name="T6"/></text:p>
      <text:p text:style-name="P2"><text:span text:style-name="T6"/></text:p>
      <text:p text:style-name="P2"/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12" svg:font-family="12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20:08:43.527478933</meta:creation-date>
    <meta:generator>LibreOffice/6.0.7.3$Linux_X86_64 LibreOffice_project/00m0$Build-3</meta:generator>
    <dc:date>2020-09-05T20:11:06.238684177</dc:date>
    <meta:editing-duration>PT2M23S</meta:editing-duration>
    <meta:editing-cycles>4</meta:editing-cycles>
    <meta:document-statistic meta:table-count="0" meta:image-count="0" meta:object-count="0" meta:page-count="1" meta:paragraph-count="8" meta:word-count="25" meta:character-count="169" meta:non-whitespace-character-count="152"/>
  </office:meta>
</office:document-meta>
</file>